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5">
      <style:paragraph-properties fo:text-align="start" style:justify-single-word="false"/>
    </style:style>
    <style:style style:name="P5" style:family="paragraph" style:parent-style-name="Standard" style:list-style-name="L6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9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NUIT-INFO</text:p>
      <text:p text:style-name="P3"/>
      <text:p text:style-name="P2">Idées :</text:p>
      <text:list xml:id="list1978630297" text:style-name="L5">
        <text:list-item>
          <text:p text:style-name="P4"><text:span text:style-name="T2">Expression du besoin :</text:span></text:p>
          <text:list>
            <text:list-item>
              <text:p text:style-name="P4"><text:span text:style-name="T2">Critères :</text:span></text:p>
              <text:list>
                <text:list-item>
                  <text:p text:style-name="P4"><text:span text:style-name="T2">Catégorie</text:span></text:p>
                </text:list-item>
                <text:list-item>
                  <text:p text:style-name="P4"><text:span text:style-name="T2">Objet</text:span></text:p>
                </text:list-item>
                <text:list-item>
                  <text:p text:style-name="P4"><text:span text:style-name="T2">Horaires</text:span></text:p>
                </text:list-item>
                <text:list-item>
                  <text:p text:style-name="P4"><text:span text:style-name="T2">Localisation</text:span></text:p>
                </text:list-item>
              </text:list>
            </text:list-item>
          </text:list>
        </text:list-item>
      </text:list>
      <text:p text:style-name="P3"><text:span text:style-name="T2"/></text:p>
      <text:list xml:id="list1824825735" text:continue-numbering="true" text:style-name="L5">
        <text:list-item>
          <text:p text:style-name="P4"><text:span text:style-name="T2">Intégrer la géolocalisation</text:span></text:p>
        </text:list-item>
        <text:list-item>
          <text:p text:style-name="P7">Suivi du client </text:p>
          <text:list>
            <text:list-item>
              <text:p text:style-name="P7">compte nécessaire</text:p>
            </text:list-item>
            <text:list-item>
              <text:p text:style-name="P7">newsletter</text:p>
            </text:list-item>
            <text:list-item>
              <text:p text:style-name="P7">notation des utilisateurs</text:p>
            </text:list-item>
            <text:list-item>
              <text:p text:style-name="P7">interets</text:p>
            </text:list-item>
          </text:list>
        </text:list-item>
        <text:list-item>
          <text:p text:style-name="P4"><text:span text:style-name="T2">Temps réel </text:span></text:p>
          <text:list>
            <text:list-item>
              <text:p text:style-name="P4"><text:span text:style-name="T2">savoir ce qui se fait à telle heure</text:span></text:p>
            </text:list-item>
          </text:list>
        </text:list-item>
      </text:list>
      <text:p text:style-name="P3"><text:span text:style-name="T2"/></text:p>
      <text:list xml:id="list318982854" text:continue-numbering="true" text:style-name="L5">
        <text:list-item>
          <text:p text:style-name="P4"><text:span text:style-name="T1">Social :</text:span></text:p>
        </text:list-item>
      </text:list>
      <text:list xml:id="list1483393936" text:style-name="L6">
        <text:list-item>
          <text:list>
            <text:list-item>
              <text:p text:style-name="P5">Réunir du monde</text:p>
            </text:list-item>
            <text:list-item>
              <text:p text:style-name="P5">Offre sur les événements</text:p>
            </text:list-item>
            <text:list-item>
              <text:p text:style-name="P5">Proposer un événement (promos)</text:p>
            </text:list-item>
            <text:list-item>
              <text:p text:style-name="P5">Dons</text:p>
            </text:list-item>
          </text:list>
        </text:list-item>
      </text:list>
      <text:p text:style-name="P3"/>
      <text:p text:style-name="P3">Mix entre Social (offre objet/service) et Marketing (possibilité aux petits commerces de se faire connaître, offre de leur part)</text:p>
      <text:p text:style-name="P3"/>
      <text:p text:style-name="P2">Projet :</text:p>
      <text:p text:style-name="P6">Application devant réunir des gens à l'aide de dons ou d'événement proposés par des particuliers/commerce. Recherche d'objet lambda via un série de critère évolutif</text:p>
      <text:p text:style-name="P3"/>
      <text:p text:style-name="P3"><text:span text:style-name="T1">Résultat :</text:span> Fournir les lieux où se trouve les événement/dons</text:p>
      <text:p text:style-name="P3"><text:span text:style-name="T1">Compte :</text:span> regard public, compte loggé nécessaire pour l'interaction</text:p>
      <text:p text:style-name="P3"/>
      <text:p text:style-name="P3"/>
      <text:p text:style-name="P6">DESIGN YOLOOOOOOOOOOOOOOOOOOOOOOO ! (NO CSS)</text:p>
      <text:p text:style-name="P3"/>
      <text:p text:style-name="P2">Fonctionnalités Site/Appli :</text:p>
      <text:p text:style-name="P3">Recherche</text:p>
      <text:p text:style-name="P3">Ajouter</text:p>
      <text:p text:style-name="P3">Participer</text:p>
      <text:p text:style-name="P3">Compte</text:p>
      <text:p text:style-name="P3"/>
      <text:p text:style-name="P2">Fonctionnalité Site :</text:p>
      <text:p text:style-name="P6">Back-office</text:p>
      <text:p text:style-name="P6"/>
      <text:p text:style-name="P2">Fonctionnalité Appli :</text:p>
      <text:p text:style-name="P6">Géolocalisation</text:p>
      <text:p text:style-name="P6"/>
      <text:p text:style-name="P6"/>
      <text:p text:style-name="P6"><text:soft-page-break/>Backend :</text:p>
      <text:list xml:id="list366378248" text:style-name="L7">
        <text:list-item>
          <text:p text:style-name="P8">BDD</text:p>
        </text:list-item>
      </text:list>
      <text:p text:style-name="P6"/>
      <text:p text:style-name="P6">WebService :</text:p>
      <text:list xml:id="list220726696" text:style-name="L8">
        <text:list-item>
          <text:p text:style-name="P9">JSON / HTTP</text:p>
        </text:list-item>
      </text:list>
      <text:p text:style-name="P6"/>
      <text:p text:style-name="P6">Display :</text:p>
      <text:list xml:id="list1509315514" text:style-name="L9">
        <text:list-item>
          <text:p text:style-name="P10">Les fonctionnalité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lax </meta:initial-creator>
    <meta:creation-date>2013-12-05T21:14:21</meta:creation-date>
    <dc:date>2013-12-05T22:38:34</dc:date>
    <dc:creator>varlax </dc:creator>
    <meta:editing-duration>PT1H22M45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2" meta:paragraph-count="42" meta:word-count="169" meta:character-count="1003" meta:non-whitespace-character-count="896"/>
  </office:meta>
</office:document-meta>
</file>